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ingWebHandler.FilteringWebHandler( WebHandler handler , List &lt; WebFilter &gt; fil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teringWebHandler.handle(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ingWebHandler.getFil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